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AE000001FE5112707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/>
    </style:style>
    <style:style style:name="gr2" style:family="graphic" style:parent-style-name="objectwithoutfill">
      <style:graphic-properties draw:stroke="dash" draw:stroke-dash="Fine_20_Dotted" svg:stroke-width="0.159cm" svg:stroke-color="#ff3333" draw:marker-start-width="0.438cm" draw:marker-end-width="0.438cm" draw:fill="solid" draw:fill-color="#ffffff" draw:textarea-vertical-align="middle" fo:padding-top="0.204cm" fo:padding-bottom="0.204cm" fo:padding-left="0.329cm" fo:padding-right="0.329cm"/>
    </style:style>
    <style:style style:name="gr3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draw:fill="none" fo:min-height="0.955cm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8" style:family="graphic" style:parent-style-name="standard">
      <style:graphic-properties draw:fill-color="#ffffff" draw:opacity="100%" draw:opacity-name="" draw:textarea-horizontal-align="justify" draw:textarea-vertical-align="middle" draw:auto-grow-height="false"/>
    </style:style>
    <style:style style:name="gr9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4" style:family="paragraph"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P5" style:family="paragraph"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fo:font-weight="bold" style:font-size-asian="24pt" style:font-weight-asian="bold" style:font-size-complex="24pt" style:font-weight-complex="bold"/>
    </style:style>
    <style:style style:name="T3" style:family="text">
      <style:text-properties fo:font-size="28pt" fo:font-weight="bold" style:font-size-asian="28pt" style:font-weight-asian="bold" style:font-size-complex="2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27.995cm" svg:height="5.136cm" svg:x="2.576cm" svg:y="0.6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0.508cm" svg:y1="6.858cm" svg:x2="34.798cm" svg:y2="6.858cm">
          <text:p/>
        </draw:line>
        <draw:custom-shape draw:style-name="gr1" draw:text-style-name="P1" draw:layer="layout" svg:width="27.995cm" svg:height="9.144cm" svg:x="2.576cm" svg:y="8.0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2" draw:layer="layout" svg:width="4.35cm" svg:height="0.962cm" draw:transform="rotate (1.58824961931484) translate (31.543cm 5.509cm)">
          <draw:text-box>
            <text:p text:style-name="P2"><text:span text:style-name="T1">Unprivileged</text:span></text:p>
          </draw:text-box>
        </draw:frame>
        <draw:frame draw:style-name="gr3" draw:text-style-name="P2" draw:layer="layout" svg:width="3.537cm" svg:height="0.962cm" draw:transform="rotate (1.58824961931484) translate (31.536cm 14.12cm)">
          <draw:text-box>
            <text:p text:style-name="P2"><text:span text:style-name="T1">Privileged</text:span></text:p>
          </draw:text-box>
        </draw:frame>
        <draw:frame draw:style-name="gr4" draw:text-style-name="P3" draw:layer="layout" svg:width="10.378cm" svg:height="1.204cm" svg:x="11.639cm" svg:y="1.016cm">
          <draw:text-box>
            <text:p text:style-name="P3"><text:span text:style-name="T2">Guest OS + Applications</text:span></text:p>
          </draw:text-box>
        </draw:frame>
        <draw:frame draw:style-name="gr5" draw:text-style-name="P4" draw:layer="layout" svg:width="11.902cm" svg:height="1.356cm" svg:x="10.922cm" svg:y="14.986cm">
          <draw:text-box>
            <text:p text:style-name="P4"><text:span text:style-name="T3">Virtual Machine Monitor</text:span></text:p>
          </draw:text-box>
        </draw:frame>
        <draw:frame draw:style-name="gr6" draw:text-style-name="P1" draw:layer="layout" svg:width="4.064cm" svg:height="3.176cm" svg:x="14.224cm" svg:y="2.158cm">
          <draw:image xlink:href="Pictures/10000000000001AE000001FE51127074.png" xlink:type="simple" xlink:show="embed" xlink:actuate="onLoad">
            <text:p/>
          </draw:image>
        </draw:frame>
        <draw:custom-shape draw:style-name="gr7" draw:text-style-name="P5" draw:layer="layout" svg:width="5.842cm" svg:height="2.794cm" svg:x="4.826cm" svg:y="10.922cm">
          <text:p text:style-name="P5"><text:span text:style-name="T1">MMU Emulation</text:span>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5.842cm" svg:height="2.794cm" svg:x="13.463cm" svg:y="10.922cm">
          <text:p text:style-name="P5"><text:span text:style-name="T1">CPU Emulation</text:span>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5.842cm" svg:height="2.794cm" svg:x="22.098cm" svg:y="10.922cm">
          <text:p text:style-name="P5"><text:span text:style-name="T1">MMU Emulation</text:span>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5.588cm" svg:height="5.241cm" svg:x="13.527cm" svg:y="5.427cm">
          <text:p text:style-name="P1">Privileged</text:p>
          <text:p text:style-name="P1">Instruction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text-style-name="P1" draw:layer="layout" svg:width="5.588cm" svg:height="5.241cm" svg:x="22.228cm" svg:y="5.427cm">
          <text:p text:style-name="P1">vIRQ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text-style-name="P1" draw:layer="layout" svg:width="5.588cm" svg:height="5.241cm" svg:x="4.928cm" svg:y="5.427cm">
          <text:p text:style-name="P1">Page </text:p>
          <text:p text:style-name="P1">Fault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9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22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7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38cm" fo:text-indent="0cm"/>
      <style:text-properties fo:font-size="23.700000762939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53cm" fo:text-indent="0cm"/>
      <style:text-properties fo:font-size="20.299999237060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68cm" fo:text-indent="0cm"/>
      <style:text-properties fo:font-size="16.8999996185303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83cm" fo:text-indent="0cm"/>
      <style:text-properties fo:font-size="16.8999996185303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83cm" fo:text-indent="0cm"/>
      <style:text-properties fo:font-size="16.8999996185303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83cm" fo:text-indent="0cm"/>
      <style:text-properties fo:font-size="16.8999996185303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83cm" fo:text-indent="0cm"/>
      <style:text-properties fo:font-size="16.8999996185303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83cm" fo:text-indent="0cm"/>
      <style:text-properties fo:font-size="16.8999996185303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7.2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5.56cm" fo:page-height="17.7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4.499cm" svg:x="1cm" svg:y="4.023cm"/>
      <draw:page-thumbnail draw:layer="backgroundobjects" svg:width="8.999cm" svg:height="4.499cm" svg:x="1cm" svg:y="12.599cm"/>
      <draw:page-thumbnail draw:layer="backgroundobjects" svg:width="8.999cm" svg:height="4.499cm" svg:x="1cm" svg:y="21.175cm"/>
      <draw:page-thumbnail draw:layer="backgroundobjects" svg:width="8.999cm" svg:height="4.499cm" svg:x="11cm" svg:y="4.023cm"/>
      <draw:page-thumbnail draw:layer="backgroundobjects" svg:width="8.999cm" svg:height="4.499cm" svg:x="11cm" svg:y="12.599cm"/>
      <draw:page-thumbnail draw:layer="backgroundobjects" svg:width="8.999cm" svg:height="4.499cm" svg:x="11cm" svg:y="21.175cm"/>
    </style:handout-master>
    <style:master-page style:name="Default" style:page-layout-name="PM1" draw:style-name="Mdp1">
      <draw:frame presentation:style-name="Default-title" draw:layer="backgroundobjects" svg:width="32.003cm" svg:height="2.969cm" svg:x="1.778cm" svg:y="0.708cm" presentation:class="title" presentation:placeholder="true">
        <draw:text-box/>
      </draw:frame>
      <draw:frame presentation:style-name="Default-outline1" draw:layer="backgroundobjects" svg:width="32.003cm" svg:height="10.312cm" svg:x="1.778cm" svg:y="4.16cm" presentation:class="outline" presentation:placeholder="true">
        <draw:text-box/>
      </draw:frame>
      <draw:frame presentation:style-name="Mpr1" draw:text-style-name="MP1" draw:layer="backgroundobjects" svg:width="8.285cm" svg:height="1.226cm" svg:x="1.778cm" svg:y="16.19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11.271cm" svg:height="1.226cm" svg:x="12.16cm" svg:y="16.197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8.285cm" svg:height="1.226cm" svg:x="25.495cm" svg:y="16.197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18T09:55:27.256350371</meta:creation-date>
    <dc:date>2016-10-18T10:42:29.850003038</dc:date>
    <meta:editing-duration>PT36M26S</meta:editing-duration>
    <meta:editing-cycles>28</meta:editing-cycles>
    <meta:generator>LibreOffice/4.2.8.2$Linux_X86_64 LibreOffice_project/420m0$Build-2</meta:generator>
    <meta:document-statistic meta:object-count="37"/>
  </office:meta>
</office:document-meta>
</file>